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 New Romans" svg:font-family="'Time New Romans'"/>
    <style:font-face style:name="Ubuntu" svg:font-family="Ubuntu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7b157" style:font-size-asian="12pt" style:font-size-complex="12pt"/>
    </style:style>
    <style:style style:name="P2" style:family="paragraph" style:parent-style-name="Standard">
      <style:text-properties style:font-name="Time New Romans" fo:font-size="12pt" style:font-size-asian="12pt" style:font-size-complex="12pt"/>
    </style:style>
    <style:style style:name="P3" style:family="paragraph" style:parent-style-name="Standard">
      <style:text-properties style:font-name="Time New Romans" fo:font-size="12pt" officeooo:paragraph-rsid="00071df8" style:font-size-asian="12pt" style:font-size-complex="12pt"/>
    </style:style>
    <style:style style:name="P4" style:family="paragraph" style:parent-style-name="Standard" style:master-page-name="Standard">
      <style:paragraph-properties style:page-number="auto"/>
      <style:text-properties style:font-name="Time New Romans" fo:font-size="12pt" style:font-size-asian="12pt" style:font-size-complex="12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71df8" style:font-name-complex="Times New Roman1"/>
    </style:style>
    <style:style style:name="T3" style:family="text">
      <style:text-properties style:font-name="Times New Roman" officeooo:rsid="0007b157" style:font-name-complex="Times New Roman1"/>
    </style:style>
    <style:style style:name="T4" style:family="text">
      <style:text-properties style:text-position="super 58%" style:font-name="Times New Roman" officeooo:rsid="00071df8" style:font-name-complex="Times New Roman1"/>
    </style:style>
    <style:style style:name="T5" style:family="text">
      <style:text-properties style:text-position="super 58%" style:font-name="Times New Roman" officeooo:rsid="0007b157" style:font-name-complex="Times New Roman1"/>
    </style:style>
    <style:style style:name="T6" style:family="text">
      <style:text-properties style:text-position="super 58%" style:font-name="Ubuntu" officeooo:rsid="0007b157" style:font-name-complex="Times New Roman1"/>
    </style:style>
    <style:style style:name="T7" style:family="text">
      <style:text-properties style:text-position="super 58%" style:font-name="Time New Romans" officeooo:rsid="0007b157" style:font-name-complex="Times New Roman1"/>
    </style:style>
    <style:style style:name="T8" style:family="text">
      <style:text-properties style:text-position="super 58%" style:font-name="Time New Romans" officeooo:rsid="00071df8" style:font-name-complex="Times New Roman1"/>
    </style:style>
    <style:style style:name="T9" style:family="text">
      <style:text-properties style:font-name="Ubuntu" officeooo:rsid="0007b157" style:font-name-complex="Times New Roman1"/>
    </style:style>
    <style:style style:name="T10" style:family="text">
      <style:text-properties style:font-name="Time New Romans" officeooo:rsid="00071df8" style:font-name-complex="Times New Roman1"/>
    </style:style>
    <style:style style:name="T11" style:family="text">
      <style:text-properties style:font-name="Time New Romans" officeooo:rsid="0007b157" style:font-name-complex="Times New Roman1"/>
    </style:style>
    <style:style style:name="T12" style:family="text">
      <style:text-properties style:font-name-complex="Times New Roman1"/>
    </style:style>
    <style:style style:name="T13" style:family="text">
      <style:text-properties officeooo:rsid="00071df8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2">1. </text:span><text:span text:style-name="T13">Write a function to calculate Addition and Difference of all the element of an array.</text:span></text:p>
      <text:p text:style-name="P3"><text:span text:style-name="T12">2. </text:span><text:span text:style-name="T13">Consider the following sequence x1 = {2,3,4,1,1} where x1(0) = 4 and x2 = {1,4,5,2} where x2(0) = 1. Calculate :</text:span></text:p>
      <text:p text:style-name="P2"><text:span text:style-name="T12">a. </text:span><text:span text:style-name="T13">2*x1(n) <text:s text:c="25"/></text:span><text:span text:style-name="T12">b. -</text:span><text:span text:style-name="T13">6*x2(-n)</text:span></text:p>
      <text:p text:style-name="P2"><text:span text:style-name="T12">3. Write a </text:span><text:span text:style-name="T13">function for U(n-10) and Ur(n-10) sequence.</text:span></text:p>
      <text:p text:style-name="P3"><text:span text:style-name="T12">4. </text:span><text:span text:style-name="T13">Consider the following sequence: x2={2,4|,6,8}. Calculate y(n) = 3/2(x(n)+3/2+x(-n))</text:span></text:p>
      <text:p text:style-name="P1"><text:span text:style-name="T10">5. Consider the following sequence: x(n) = a</text:span><text:span text:style-name="T8">n</text:span><text:span text:style-name="T10"> where a=</text:span><text:span text:style-name="T11">re</text:span><text:span text:style-name="T7">jө</text:span><text:span text:style-name="T11"> . Plot this sequence as real part and imaginary part for any arbitrary r and </text:span><text:span text:style-name="T9">Ө</text:span><text:span text:style-name="T11"> values.</text:span>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 New Romans" svg:font-family="'Time New Romans'"/>
    <style:font-face style:name="Ubuntu" svg:font-family="Ubuntu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3</meta:editing-cycles>
    <meta:creation-date>2019-07-03T12:07:00</meta:creation-date>
    <dc:date>2019-07-20T19:56:06.497636595</dc:date>
    <meta:editing-duration>PT1H9M8S</meta:editing-duration>
    <meta:generator>LibreOffice/5.1.6.2$Linux_X86_64 LibreOffice_project/10m0$Build-2</meta:generator>
    <meta:document-statistic meta:table-count="0" meta:image-count="0" meta:object-count="0" meta:page-count="1" meta:paragraph-count="6" meta:word-count="88" meta:character-count="543" meta:non-whitespace-character-count="4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